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679cm" svg:height="3.102cm" svg:x="0.973cm" svg:y="1.008cm">
          <draw:image xlink:href="../pngs/walden-set-C-a.png" xlink:type="simple" xlink:show="embed" xlink:actuate="onLoad">
            <text:p/>
          </draw:image>
        </draw:frame>
        <draw:frame draw:style-name="gr2" draw:text-style-name="P2" draw:layer="layout" svg:width="8.878cm" svg:height="2.351cm" svg:x="10.93cm" svg:y="1.366cm">
          <draw:image xlink:href="../pngs/walden-set-C-a6.png" xlink:type="simple" xlink:show="embed" xlink:actuate="onLoad">
            <text:p/>
          </draw:image>
        </draw:frame>
        <draw:frame draw:style-name="gr2" draw:text-style-name="P2" draw:layer="layout" svg:width="8.358cm" svg:height="2.731cm" svg:x="1.024cm" svg:y="6.871cm">
          <draw:image xlink:href="../pngs/walden-set-C-a7-11.png" xlink:type="simple" xlink:show="embed" xlink:actuate="onLoad">
            <text:p/>
          </draw:image>
        </draw:frame>
        <draw:frame draw:style-name="gr2" draw:text-style-name="P2" draw:layer="layout" svg:width="7.977cm" svg:height="2.717cm" svg:x="10.93cm" svg:y="6.87cm">
          <draw:image xlink:href="../pngs/walden-set-C-a8.png" xlink:type="simple" xlink:show="embed" xlink:actuate="onLoad">
            <text:p/>
          </draw:image>
        </draw:frame>
        <draw:frame draw:style-name="gr2" draw:text-style-name="P2" draw:layer="layout" svg:width="6.223cm" svg:height="2.528cm" svg:x="1.127cm" svg:y="9.683cm">
          <draw:image xlink:href="../pngs/walden-set-C-a9.png" xlink:type="simple" xlink:show="embed" xlink:actuate="onLoad">
            <text:p/>
          </draw:image>
        </draw:frame>
        <draw:frame draw:style-name="gr2" draw:text-style-name="P2" draw:layer="layout" svg:width="8.582cm" svg:height="2.591cm" svg:x="1.024cm" svg:y="4.281cm">
          <draw:image xlink:href="../pngs/walden-set-C-a10-12.png" xlink:type="simple" xlink:show="embed" xlink:actuate="onLoad">
            <text:p/>
          </draw:image>
        </draw:frame>
        <draw:frame draw:style-name="gr2" draw:text-style-name="P2" draw:layer="layout" svg:width="8.255cm" svg:height="2.595cm" svg:x="10.93cm" svg:y="4.222cm">
          <draw:image xlink:href="../pngs/walden-set-C-a1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5T00:48:53.489105000</meta:creation-date>
    <meta:generator>LibreOffice/5.1.4.2$MacOSX_X86_64 LibreOffice_project/f99d75f39f1c57ebdd7ffc5f42867c12031db97a</meta:generator>
    <dc:date>2016-07-16T01:57:22.473354000</dc:date>
    <meta:editing-duration>PT21M</meta:editing-duration>
    <meta:editing-cycles>16</meta:editing-cycles>
    <meta:document-statistic meta:object-count="7"/>
  </office:meta>
</office:document-meta>
</file>